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101cm" style:rel-column-width="2325*"/>
    </style:style>
    <style:style style:name="Table1.B" style:family="table-column">
      <style:table-column-properties style:column-width="7.625cm" style:rel-column-width="4323*"/>
    </style:style>
    <style:style style:name="Table1.C" style:family="table-column">
      <style:table-column-properties style:column-width="5.863cm" style:rel-column-width="3324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0bf24" officeooo:paragraph-rsid="0000bf24"/>
    </style:style>
    <style:style style:name="P2" style:family="paragraph" style:parent-style-name="Standard">
      <style:text-properties officeooo:paragraph-rsid="0000bf24"/>
    </style:style>
    <style:style style:name="P3" style:family="paragraph" style:parent-style-name="Standard">
      <style:text-properties officeooo:rsid="0000bf24" officeooo:paragraph-rsid="0000bf24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bf24" officeooo:paragraph-rsid="0002c4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c4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officeooo:paragraph-rsid="0000bf24"/>
    </style:style>
    <style:style style:name="P7" style:family="paragraph" style:parent-style-name="Standard">
      <style:text-properties officeooo:paragraph-rsid="0002c419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c419" officeooo:paragraph-rsid="0002c4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0bf24"/>
    </style:style>
    <style:style style:name="T2" style:family="text">
      <style:text-properties officeooo:rsid="0002c4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s from introduction:</text:p>
      <text:p text:style-name="P1"/>
      <text:p text:style-name="P1"><text:a xlink:type="simple" xlink:href="https://www.youtube.com/watch?v=YVQIF3tICG8" text:style-name="Internet_20_link" text:visited-style-name="Visited_20_Internet_20_Link">https://www.youtube.com/watch?v=YVQIF3tICG8</text:a></text:p>
      <text:p text:style-name="P1"><text:a xlink:type="simple" xlink:href="https://countdown.ted.com/" text:style-name="Internet_20_link" text:visited-style-name="Visited_20_Internet_20_Link">https://countdown.ted.com/</text:a></text:p>
      <text:p text:style-name="P1"><text:a xlink:type="simple" xlink:href="https://www.ted.com/participate/organize-a-local-tedx-event/before-you-start/tedx-rules" text:style-name="Internet_20_link" text:visited-style-name="Visited_20_Internet_20_Link">https://www.ted.com/participate/organize-a-local-tedx-event/before-you-start/tedx-rules</text:a></text:p>
      <text:p text:style-name="P1"><text:a xlink:type="simple" xlink:href="https://www.eusa.ed.ac.uk/activities/societies/society/tedxuofe/" text:style-name="Internet_20_link" text:visited-style-name="Visited_20_Internet_20_Link">https://www.eusa.ed.ac.uk/activities/societies/society/tedxuofe/</text:a></text:p>
      <text:p text:style-name="P1"><text:a xlink:type="simple" xlink:href="https://www.ed.ac.uk/events/lecture-series/tedx" text:style-name="Internet_20_link" text:visited-style-name="Visited_20_Internet_20_Link">https://www.ed.ac.uk/events/lecture-series/tedx</text:a></text:p>
      <text:p text:style-name="P1"><text:a xlink:type="simple" xlink:href="https://www.ted.com/tedx/events?autocomplete_filter=TEDxUniversityofEdinburgh" text:style-name="Internet_20_link" text:visited-style-name="Visited_20_Internet_20_Link">https://www.ted.com/tedx/events?autocomplete_filter=TEDxUniversityofEdinburgh</text:a></text:p>
      <text:p text:style-name="P1"><text:a xlink:type="simple" xlink:href="https://www.ted.com/tedx/events/27478" text:style-name="Internet_20_link" text:visited-style-name="Visited_20_Internet_20_Link">https://www.ted.com/tedx/events/27478</text:a></text:p>
      <text:p text:style-name="P1"><text:a xlink:type="simple" xlink:href="https://tedsummit2019.ted.com/" text:style-name="Internet_20_link" text:visited-style-name="Visited_20_Internet_20_Link">https://tedsummit2019.ted.com/</text:a></text:p>
      <text:p text:style-name="P1"><text:a xlink:type="simple" xlink:href="https://qiqochat.com/about" text:style-name="Internet_20_link" text:visited-style-name="Visited_20_Internet_20_Link">https://qiqochat.com/about</text:a></text:p>
      <text:p text:style-name="P1"><text:a xlink:type="simple" xlink:href="https://www.ted.com/participate/organize-a-local-tedx-event/tedx-organizer-guide/audience-experience/virtual-event-experience" text:style-name="Internet_20_link" text:visited-style-name="Visited_20_Internet_20_Link">https://www.ted.com/participate/organize-a-local-tedx-event/tedx-organizer-guide/audience-experience/virtual-event-experience</text:a></text:p>
      <text:p text:style-name="P1"><text:a xlink:type="simple" xlink:href="https://www.ted.com/participate/organize-a-local-tedx-event/tedx-organizer-guide/video-photography/video/remote-production-guide" text:style-name="Internet_20_link" text:visited-style-name="Visited_20_Internet_20_Link">https://www.ted.com/participate/organize-a-local-tedx-event/tedx-organizer-guide/video-photography/video/remote-production-guide</text:a></text:p>
      <text:p text:style-name="P1"><text:a xlink:type="simple" xlink:href="https://www.climatecentre.org/virtually-amazing" text:style-name="Internet_20_link" text:visited-style-name="Visited_20_Internet_20_Link">https://www.climatecentre.org/virtually-amazing</text:a></text:p>
      <text:p text:style-name="P1"><text:a xlink:type="simple" xlink:href="https://everyoneofus.co.uk/" text:style-name="Internet_20_link" text:visited-style-name="Visited_20_Internet_20_Link">https://everyoneofus.co.uk/</text:a></text:p>
      <text:p text:style-name="P1"/>
      <text:p text:style-name="P1">List of organisers: <text:a xlink:type="simple" xlink:href="https://docs.google.com/spreadsheets/d/13LxvZ4L8ehJ6xhMgYSnZVRsK3z75fFc4n4qOFEL_sGA/edit#gid=0" text:style-name="Internet_20_link" text:visited-style-name="Visited_20_Internet_20_Link">https://docs.google.com/spreadsheets/d/13LxvZ4L8ehJ6xhMgYSnZVRsK3z75fFc4n4qOFEL_sGA/edit#gid=0</text:a></text:p>
      <text:p text:style-name="P1"/>
      <text:p text:style-name="P1"/>
      <text:p text:style-name="P1"/>
      <text:p text:style-name="P1">Action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Status</text:p>
          </table:table-cell>
          <table:table-cell table:style-name="Table1.A1" office:value-type="string">
            <text:p text:style-name="P9">Task</text:p>
          </table:table-cell>
          <table:table-cell table:style-name="Table1.C1" office:value-type="string">
            <text:p text:style-name="P9">Subtask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Review links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review Edinburgh partners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Contact people: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emailed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4">aeo organiser? <text:span text:style-name="T2">Julia Patten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5">video - jamie or carlos?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4">rosa?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>Previous TEDX organisers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4">equivalent of Edinburgh mayor.</text:p>
          </table:table-cell>
        </table:table-row>
        <table:table-row>
          <table:table-cell table:style-name="Table1.A2" office:value-type="string">
            <text:p text:style-name="P4">Planning: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>location?  edinburgh princess str?</text:p>
            <text:p text:style-name="P7">Schools?</text:p>
            <text:p text:style-name="P7">Uni?</text:p>
            <text:p text:style-name="P7">royal society?</text:p>
            <text:p text:style-name="P4">majors?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ext:soft-page-break/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</table:table>
      <text:p text:style-name="P1"/>
      <text:p text:style-name="P1"/>
      <text:p text:style-name="P2"/>
      <text:p text:style-name="Standard"/>
      <text:p text:style-name="Standard"><text:span text:style-name="T1">Kickoff 10/10, </text:span>11am est 5 hr sessio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20-08-27T18:52:48.282000000</dc:date>
    <meta:editing-duration>PT11M59S</meta:editing-duration>
    <meta:editing-cycles>3</meta:editing-cycles>
    <meta:document-statistic meta:table-count="1" meta:image-count="0" meta:object-count="0" meta:page-count="2" meta:paragraph-count="35" meta:word-count="66" meta:character-count="1209" meta:non-whitespace-character-count="1177"/>
  </office:meta>
</office:document-meta>
</file>